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cm" fo:margin-bottom="0cm"/>
      <style:text-properties fo:background-color="transparent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6" style:family="paragraph" style:parent-style-name="Heading_20_1">
      <style:paragraph-properties fo:margin-top="0cm" fo:margin-bottom="0.499cm"/>
    </style:style>
    <style:style style:name="P7" style:family="paragraph" style:parent-style-name="Heading_20_2">
      <style:text-properties fo:background-color="transparent"/>
    </style:style>
    <style:style style:name="P8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9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0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1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2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3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master-page-name="HTML">
      <style:paragraph-properties style:page-number="auto"/>
      <style:text-properties style:font-name="Arial1" fo:font-size="16pt" fo:font-weight="bold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5"/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eeschema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eeschema</text:p>
              </text:index-title>
              <text:p text:style-name="P16"><text:a xlink:type="simple" xlink:href="#1.Введение.|outline">1 - Введение.</text:a></text:p>
              <text:p text:style-name="P17"><text:a xlink:type="simple" xlink:href="#1.1.Описание|outline">1.1 - Описание</text:a></text:p>
              <text:p text:style-name="P17"><text:a xlink:type="simple" xlink:href="#1.2.Технический обзор.|outline">1.2 - Технический обзор.</text:a></text:p>
            </text:index-body>
          </text:table-of-content>
          <text:p text:style-name="P5"/>
        </text:section>
      </text:section>
      <text:h text:style-name="P6" text:outline-level="1">Введение.</text:h>
      <text:h text:style-name="Heading_20_2" text:outline-level="2">Описание</text:h>
      <text:p text:style-name="P1"><text:span text:style-name="T4">Eeschema</text:span> это мощная программа создания схем, работающая со следующими операционными системами :</text:p>
      <text:p text:style-name="P1"/>
      <text:list text:style-name="L1">
        <text:list-item>
          <text:p text:style-name="P8">LINUX</text:p>
        </text:list-item>
        <text:list-item>
          <text:p text:style-name="P14">WINDOWS 98/<text:span text:style-name="T1">XP</text:span>/NT</text:p>
        </text:list-item>
      </text:list>
      <text:p text:style-name="P1"/>
      <text:p text:style-name="P3">Независимо от используемой системы, создаваемые файлы полностью совместимы во всех системах.</text:p>
      <text:p text:style-name="P3"><text:span text:style-name="T3">Eeschema</text:span> это « интегрированная » программа, поскольку все функции рисования, управления, компоновки, обслуживания библиотек и доступа к разработке монтажной схемы (PCB design) вызываются из Eeschema.</text:p>
      <text:p text:style-name="P3">Она также допускает <text:span text:style-name="T3">иерархическое </text:span>рисование, используя <text:span text:style-name="T3">многостраничные диаграммы </text:span>.</text:p>
      <text:p text:style-name="P3">Она предназначена для работы с программой распечатки цепей, как <text:span text:style-name="T3">PCBNEW</text:span>, для которой она предоставляет файл <text:span text:style-name="T5">Netlist</text:span>, который описывает электрические соединения PCB для разработки.</text:p>
      <text:p text:style-name="P3">Eeschema также интегрирует редактор компонент, который позволяет создавать, редактировать и отображать компоненты, и столь же хорошо поддерживать библиотеки символов (импорт, экспорт, добавление и удаление компонент библиотеки).</text:p>
      <text:p text:style-name="P1"/>
      <text:p text:style-name="P3">Eeschema вдобавок интегрирует следующие дополнительные, но основополагающие функции, необходимые для современного программного обеспечения разработки схем:</text:p>
      <text:p text:style-name="P1"/>
      <text:list text:style-name="L2">
        <text:list-item>
          <text:p text:style-name="P9">Выполнять проверку правильности (<text:span text:style-name="T5">D.R.C.</text:span>) для автоматического контроля за неправильными. соединениями, ввода компонент, оставшихся без соединения…</text:p>
        </text:list-item>
        <text:list-item>
          <text:p text:style-name="P9">Генерации файлов компоновки в формате POSTSCRIPT или HPGL.</text:p>
        </text:list-item>
        <text:list-item>
          <text:p text:style-name="P9">Генерации файлов компоновки на локальном принтере.</text:p>
        </text:list-item>
        <text:list-item>
          <text:p text:style-name="P9">Генерацию перечня материалов.</text:p>
        </text:list-item>
        <text:list-item>
          <text:p text:style-name="P9"><text:span text:style-name="T5">Netlist</text:span> генерацию для PCB компоновки или программ симуляции.</text:p>
        </text:list-item>
      </text:list>
      <text:h text:style-name="P7" text:outline-level="2">Технический обзор.</text:h>
      <text:p text:style-name="P3">Эта 32 битовая программа ограничена только ресурсами памяти.</text:p>
      <text:p text:style-name="P3">По этой причине нет ограничений на число компонент, на число выводов компонент, соединений, листов…</text:p>
      <text:p text:style-name="P3">Eeschema допускает простые или многостраничные диаграммы.</text:p>
      <text:p text:style-name="P3">В случае многостраничных диаграмм, представление иерархическое, а доступ к каждому листу немедленный.</text:p>
      <text:p text:style-name="P4">Максимальный размер отрисовки всегда возможен от A4 формата до A0, и от A до E формата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Text_20_body">
      <style:paragraph-properties fo:margin-top="0cm" fo:margin-bottom="0cm"/>
      <style:text-properties fo:font-weight="bold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<text:span text:style-name="T1">Eeschema</text:span>: Presentation</text:p>
        <text:p text:style-name="Text_20_body"/>
      </style:header>
      <style:footer>
        <text:p text:style-name="P2"><text:span text:style-name="T2">Presentation Page 1 -</text:span> 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title>Eeschema, chap1: Presentation</dc:title>
    <meta:initial-creator>IUT</meta:initial-creator>
    <meta:creation-date>1996-01-27T13:47:00</meta:creation-date>
    <dc:date>2008-03-02T14:57:49</dc:date>
    <meta:editing-cycles>8</meta:editing-cycles>
    <meta:editing-duration>PT40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35" meta:character-count="1936"/>
  </office:meta>
</office:document-meta>
</file>